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1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7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98cm" fo:min-width="17.333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5cm" fo:min-width="0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8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0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1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4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5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7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0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7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0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1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2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4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5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6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7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8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0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1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2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4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5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1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4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5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6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7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7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8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9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0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1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2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3" style:family="graphic" style:parent-style-name="standard" style:list-style-name="L3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6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7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0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3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4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5cm 0.002cm 0.03cm" fo:border-left="0.57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5cm 0.002cm 0.03cm" style:border-line-width-top="0.015cm 0.002cm 0.03cm" style:border-line-width-bottom="0.015cm 0.002cm 0.03cm" fo:border-left="0.03pt solid #000000" fo:border-right="0.57pt double #000000" fo:border-top="0.57pt double #000000" fo:border-bottom="0.57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27" style:family="paragraph">
      <style:paragraph-properties fo:text-align="start"/>
      <style:text-properties style:font-name="DejaVu Sans"/>
    </style:style>
    <style:style style:name="P28" style:family="paragraph">
      <loext:graphic-properties draw:fill="none" draw:fill-color="#ffffff"/>
      <style:paragraph-properties fo:text-align="start"/>
      <style:text-properties style:font-name="DejaVu Sans"/>
    </style:style>
    <style:style style:name="P29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P31" style:family="paragraph">
      <style:text-properties style:font-name="DejaVu Sans"/>
    </style:style>
    <style:style style:name="P32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33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34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35" style:family="paragraph"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36" style:family="paragraph">
      <style:paragraph-properties fo:text-align="center" style:text-autospace="none"/>
      <style:text-properties style:font-name="DejaVu Sans" fo:font-size="15pt" style:font-size-asian="15pt" style:font-size-complex="15pt"/>
    </style:style>
    <style:style style:name="P37" style:family="paragraph">
      <style:paragraph-properties fo:text-align="center"/>
      <style:text-properties style:font-name="DejaVu Sans" fo:font-size="15pt" style:font-size-asian="15pt" style:font-size-complex="15pt"/>
    </style:style>
    <style:style style:name="P38" style:family="paragraph">
      <loext:graphic-properties draw:fill="none" draw:fill-color="#ffffff"/>
      <style:text-properties fo:font-weight="bold" style:font-weight-asian="bold" style:font-weight-complex="bold"/>
    </style:style>
    <style:style style:name="P39" style:family="paragraph"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P40" style:family="paragraph">
      <style:paragraph-properties fo:text-align="center" style:text-autospace="none"/>
      <style:text-properties style:font-name="DejaVu Sans"/>
    </style:style>
    <style:style style:name="P41" style:family="paragraph">
      <style:paragraph-properties fo:text-align="center" style:text-autospace="none"/>
      <style:text-properties style:font-name="DejaVu Sans" fo:background-color="transparen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3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DejaVu Sans" fo:font-size="10pt" style:font-size-asian="10pt" style:font-size-complex="10pt"/>
    </style:style>
    <style:style style:name="T28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1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2" style:family="text">
      <style:text-properties style:font-name="DejaVu Sans" fo:font-size="13pt" style:font-size-asian="13pt" style:font-size-complex="13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2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7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6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7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5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3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1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057cm" svg:y1="16.113cm" svg:x2="13.692cm" svg:y2="16.113cm" draw:start-shape="id7" draw:start-glue-point="1" draw:end-shape="id8" draw:end-glue-point="3" svg:d="M13057 16113h541-447 541" svg:viewBox="0 0 636 1">
          <text:p/>
        </draw:connector>
        <draw:connector draw:style-name="gr11" draw:text-style-name="P7" draw:layer="layout" draw:type="lines" svg:x1="14.962cm" svg:y1="16.113cm" svg:x2="15.597cm" svg:y2="16.113cm" draw:start-shape="id8" draw:start-glue-point="1" draw:end-shape="id9" draw:end-glue-point="3" svg:d="M14962 16113h541-447 541" svg:viewBox="0 0 636 1">
          <text:p/>
        </draw:connector>
        <draw:connector draw:style-name="gr11" draw:text-style-name="P7" draw:layer="layout" draw:type="lines" svg:x1="16.867cm" svg:y1="16.113cm" svg:x2="17.502cm" svg:y2="16.113cm" draw:start-shape="id9" draw:start-glue-point="1" draw:end-shape="id10" draw:end-glue-point="3" svg:d="M16867 16113h541-447 541" svg:viewBox="0 0 636 1">
          <text:p/>
        </draw:connector>
        <draw:connector draw:style-name="gr11" draw:text-style-name="P7" draw:layer="layout" draw:type="lines" svg:x1="18.772cm" svg:y1="16.113cm" svg:x2="19.407cm" svg:y2="16.113cm" draw:start-shape="id10" draw:start-glue-point="1" draw:end-shape="id11" draw:end-glue-point="3" svg:d="M18772 16113h541-447 541" svg:viewBox="0 0 636 1">
          <text:p/>
        </draw:connector>
        <draw:connector draw:style-name="gr11" draw:text-style-name="P7" draw:layer="layout" draw:type="lines" svg:x1="20.677cm" svg:y1="16.113cm" svg:x2="21.312cm" svg:y2="16.113cm" draw:start-shape="id11" draw:start-glue-point="1" draw:end-shape="id12" draw:end-glue-point="3" svg:d="M20677 16113h541-447 541" svg:viewBox="0 0 636 1">
          <text:p/>
        </draw:connector>
        <draw:connector draw:style-name="gr11" draw:text-style-name="P7" draw:layer="layout" draw:type="lines" svg:x1="22.582cm" svg:y1="16.113cm" svg:x2="23.252cm" svg:y2="16.113cm" draw:start-shape="id12" draw:start-glue-point="1" draw:end-shape="id13" draw:end-glue-point="3" svg:d="M22582 16113h541-412 541" svg:viewBox="0 0 671 1">
          <text:p/>
        </draw:connector>
        <draw:connector draw:style-name="gr11" draw:text-style-name="P7" draw:layer="layout" draw:type="lines" svg:x1="24.522cm" svg:y1="16.113cm" svg:x2="25.157cm" svg:y2="16.113cm" draw:start-shape="id13" draw:start-glue-point="1" draw:end-shape="id14" draw:end-glue-point="3" svg:d="M24522 16113h541-447 541" svg:viewBox="0 0 636 1">
          <text:p/>
        </draw:connector>
        <draw:connector draw:style-name="gr11" draw:text-style-name="P7" draw:layer="layout" draw:type="lines" svg:x1="12.422cm" svg:y1="15.478cm" svg:x2="14.327cm" svg:y2="15.478cm" draw:start-shape="id7" draw:start-glue-point="0" draw:end-shape="id8" draw:end-glue-point="0" svg:d="M12422 15478v-541h1905v541" svg:viewBox="0 0 1906 542">
          <text:p/>
        </draw:connector>
        <draw:connector draw:style-name="gr11" draw:text-style-name="P7" draw:layer="layout" draw:type="lines" svg:x1="16.232cm" svg:y1="15.478cm" svg:x2="14.327cm" svg:y2="15.478cm" draw:start-shape="id9" draw:start-glue-point="0" draw:end-shape="id8" draw:end-glue-point="0" svg:d="M16232 15478v-541h-1905v541" svg:viewBox="0 0 1906 542">
          <text:p/>
        </draw:connector>
        <draw:connector draw:style-name="gr11" draw:text-style-name="P7" draw:layer="layout" draw:type="lines" svg:x1="18.137cm" svg:y1="15.478cm" svg:x2="16.232cm" svg:y2="15.478cm" draw:start-shape="id10" draw:start-glue-point="0" draw:end-shape="id9" draw:end-glue-point="0" svg:d="M18137 15478v-541h-1905v541" svg:viewBox="0 0 1906 542">
          <text:p/>
        </draw:connector>
        <draw:connector draw:style-name="gr11" draw:text-style-name="P7" draw:layer="layout" draw:type="lines" svg:x1="20.042cm" svg:y1="15.478cm" svg:x2="18.137cm" svg:y2="15.478cm" draw:start-shape="id11" draw:start-glue-point="0" draw:end-shape="id10" draw:end-glue-point="0" svg:d="M20042 15478v-541h-1905v541" svg:viewBox="0 0 1906 542">
          <text:p/>
        </draw:connector>
        <draw:connector draw:style-name="gr11" draw:text-style-name="P7" draw:layer="layout" draw:type="lines" svg:x1="21.947cm" svg:y1="15.478cm" svg:x2="20.042cm" svg:y2="15.478cm" draw:start-shape="id12" draw:start-glue-point="0" draw:end-shape="id11" draw:end-glue-point="0" svg:d="M21947 15478v-541h-1905v541" svg:viewBox="0 0 1906 542">
          <text:p/>
        </draw:connector>
        <draw:connector draw:style-name="gr11" draw:text-style-name="P7" draw:layer="layout" draw:type="lines" svg:x1="23.887cm" svg:y1="15.478cm" svg:x2="21.947cm" svg:y2="15.478cm" draw:start-shape="id13" draw:start-glue-point="0" draw:end-shape="id12" draw:end-glue-point="0" svg:d="M23887 15478v-541h-1940v541" svg:viewBox="0 0 1941 542">
          <text:p/>
        </draw:connector>
        <draw:connector draw:style-name="gr11" draw:text-style-name="P7" draw:layer="layout" draw:type="lines" svg:x1="25.792cm" svg:y1="15.478cm" svg:x2="23.887cm" svg:y2="15.478cm" draw:start-shape="id14" draw:start-glue-point="0" draw:end-shape="id13" draw:end-glue-point="0" svg:d="M25792 15478v-541h-1905v541" svg:viewBox="0 0 1906 542">
          <text:p/>
        </draw:connector>
        <draw:frame draw:style-name="gr12" draw:text-style-name="P11" draw:layer="layout" svg:width="2.344cm" svg:height="0.747cm" svg:x="17.585cm" svg:y="14.3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5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7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5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9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1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9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6.894cm" svg:y1="9.763cm" svg:x2="17.529cm" svg:y2="9.763cm" draw:start-shape="id15" draw:start-glue-point="1" draw:end-shape="id16" draw:end-glue-point="3" svg:d="M16894 9763h541-447 541" svg:viewBox="0 0 636 1">
          <text:p/>
        </draw:connector>
        <draw:connector draw:style-name="gr11" draw:text-style-name="P7" draw:layer="layout" draw:type="lines" svg:x1="18.799cm" svg:y1="9.763cm" svg:x2="19.434cm" svg:y2="9.763cm" draw:start-shape="id16" draw:start-glue-point="1" draw:end-shape="id17" draw:end-glue-point="3" svg:d="M18799 9763h541-447 541" svg:viewBox="0 0 636 1">
          <text:p/>
        </draw:connector>
        <draw:connector draw:style-name="gr11" draw:text-style-name="P7" draw:layer="layout" draw:type="lines" svg:x1="20.704cm" svg:y1="9.763cm" svg:x2="21.339cm" svg:y2="9.763cm" draw:start-shape="id17" draw:start-glue-point="1" draw:end-shape="id18" draw:end-glue-point="3" svg:d="M20704 9763h541-447 541" svg:viewBox="0 0 636 1">
          <text:p/>
        </draw:connector>
        <draw:line draw:style-name="gr13" draw:text-style-name="P7" draw:layer="layout" svg:x1="15.589cm" svg:y1="9.128cm" svg:x2="14.319cm" svg:y2="9.128cm">
          <text:p/>
        </draw:line>
        <draw:connector draw:style-name="gr11" draw:text-style-name="P7" draw:layer="layout" draw:type="lines" svg:x1="16.259cm" svg:y1="9.128cm" svg:x2="18.164cm" svg:y2="9.128cm" draw:start-shape="id15" draw:start-glue-point="0" draw:end-shape="id16" draw:end-glue-point="0" svg:d="M16259 9128v-541h1905v541" svg:viewBox="0 0 1906 542">
          <text:p/>
        </draw:connector>
        <draw:connector draw:style-name="gr11" draw:text-style-name="P7" draw:layer="layout" draw:type="lines" svg:x1="20.069cm" svg:y1="9.128cm" svg:x2="18.164cm" svg:y2="9.128cm" draw:start-shape="id17" draw:start-glue-point="0" draw:end-shape="id16" draw:end-glue-point="0" svg:d="M20069 9128v-541h-1905v541" svg:viewBox="0 0 1906 542">
          <text:p/>
        </draw:connector>
        <draw:connector draw:style-name="gr11" draw:text-style-name="P7" draw:layer="layout" draw:type="lines" svg:x1="21.974cm" svg:y1="9.128cm" svg:x2="20.069cm" svg:y2="9.128cm" draw:start-shape="id18" draw:start-glue-point="0" draw:end-shape="id17" draw:end-glue-point="0" svg:d="M21974 9128v-541h-1905v541" svg:viewBox="0 0 1906 542">
          <text:p/>
        </draw:connector>
        <draw:frame draw:style-name="gr14" draw:text-style-name="P11" draw:layer="layout" svg:width="2.073cm" svg:height="0.747cm" svg:x="18.088cm" svg:y="7.968cm">
          <draw:text-box>
            <text:p><text:span text:style-name="T9">8 bytes</text:span></text:p>
          </draw:text-box>
        </draw:frame>
        <draw:line draw:style-name="gr13" draw:text-style-name="P7" draw:layer="layout" svg:x1="15.589cm" svg:y1="10.398cm" svg:x2="14.319cm" svg:y2="10.398cm">
          <text:p/>
        </draw:line>
        <draw:frame draw:style-name="gr15" draw:text-style-name="P8" draw:layer="layout" svg:width="0.773cm" svg:height="0.747cm" svg:x="13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3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4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765cm" svg:y1="15.478cm" svg:x2="10.495cm" svg:y2="15.478cm">
          <text:p/>
        </draw:line>
        <draw:line draw:style-name="gr13" draw:text-style-name="P7" draw:layer="layout" svg:x1="11.765cm" svg:y1="16.748cm" svg:x2="10.495cm" svg:y2="16.748cm">
          <text:p/>
        </draw:line>
        <draw:frame draw:style-name="gr15" draw:text-style-name="P8" draw:layer="layout" svg:width="0.773cm" svg:height="0.747cm" svg:x="9.8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4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8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8.8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18.81cm" svg:y1="4.81cm" svg:x2="17.54cm" svg:y2="4.81cm">
          <text:p/>
        </draw:line>
        <draw:line draw:style-name="gr13" draw:text-style-name="P7" draw:layer="layout" svg:x1="18.81cm" svg:y1="6.08cm" svg:x2="17.54cm" svg:y2="6.08cm">
          <text:p/>
        </draw:line>
        <draw:frame draw:style-name="gr15" draw:text-style-name="P8" draw:layer="layout" svg:width="0.773cm" svg:height="0.747cm" svg:x="16.932cm" svg:y="4.466cm">
          <draw:text-box>
            <text:p><text:span text:style-name="T9">0</text:span></text:p>
          </draw:text-box>
        </draw:frame>
        <draw:frame draw:style-name="gr18" draw:text-style-name="P8" draw:layer="layout" svg:width="1.397cm" svg:height="0.747cm" svg:x="16.394cm" svg:y="5.736cm">
          <draw:text-box>
            <text:p><text:span text:style-name="T9">127</text:span></text:p>
          </draw:text-box>
        </draw:frame>
        <draw:frame draw:style-name="gr17" draw:text-style-name="P8" draw:layer="layout" svg:width="0.621cm" svg:height="1.547cm" svg:x="17.8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8.456cm" svg:y="4.0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9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9cm" svg:y1="15.678cm" svg:x2="6.524cm" svg:y2="15.678cm">
          <text:p/>
        </draw:line>
        <draw:line draw:style-name="gr20" draw:text-style-name="P13" draw:layer="layout" svg:x1="4.619cm" svg:y1="17.864cm" svg:x2="6.524cm" svg:y2="17.864cm">
          <text:p/>
        </draw:line>
        <draw:frame draw:style-name="gr21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20" draw:text-style-name="P13" draw:layer="layout" svg:x1="4.646cm" svg:y1="16.821cm" svg:x2="6.551cm" svg:y2="16.821cm">
          <text:p/>
        </draw:line>
        <draw:frame draw:style-name="gr23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20" draw:text-style-name="P13" draw:layer="layout" svg:x1="10.334cm" svg:y1="17.375cm" svg:x2="12.322cm" svg:y2="17.365cm">
          <text:p/>
        </draw:line>
        <draw:line draw:style-name="gr20" draw:text-style-name="P13" draw:layer="layout" svg:x1="4.619cm" svg:y1="19.026cm" svg:x2="6.524cm" svg:y2="19.026cm">
          <text:p/>
        </draw:line>
        <draw:frame draw:style-name="gr24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6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7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9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8cm" svg:y1="9.878cm" svg:x2="6.523cm" svg:y2="9.878cm">
          <text:p/>
        </draw:line>
        <draw:line draw:style-name="gr20" draw:text-style-name="P13" draw:layer="layout" svg:x1="4.618cm" svg:y1="12.064cm" svg:x2="6.523cm" svg:y2="12.064cm">
          <text:p/>
        </draw:line>
        <draw:frame draw:style-name="gr21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20" draw:text-style-name="P13" draw:layer="layout" svg:x1="4.645cm" svg:y1="11.021cm" svg:x2="6.55cm" svg:y2="11.021cm">
          <text:p/>
        </draw:line>
        <draw:frame draw:style-name="gr23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20" draw:text-style-name="P13" draw:layer="layout" svg:x1="10.333cm" svg:y1="11.575cm" svg:x2="12.238cm" svg:y2="11.575cm">
          <text:p/>
        </draw:line>
        <draw:line draw:style-name="gr20" draw:text-style-name="P13" draw:layer="layout" svg:x1="4.618cm" svg:y1="13.226cm" svg:x2="6.523cm" svg:y2="13.226cm">
          <text:p/>
        </draw:line>
        <draw:frame draw:style-name="gr24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8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9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2x128</text:span>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8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8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8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0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0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9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40" draw:text-style-name="P8" draw:layer="layout" svg:width="17.833cm" svg:height="13.39cm" svg:x="2.154cm" svg:y="2.93cm">
          <draw:text-box>
            <text:p><text:span text:style-name="T19">One </text:span><text:span text:style-name="T20">M1 </text:span><text:span text:style-name="T19">memory module is used as the memory for the</text:span><text:span text:style-name="T19"><text:line-break/></text:span><text:span text:style-name="T19">cache controller to act as a virtual address space for the </text:span><text:span text:style-name="T20">M2</text:span><text:span text:style-name="T20"><text:line-break/></text:span><text:span text:style-name="T19">and </text:span><text:span text:style-name="T20">M3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[15:14] </text:span><text:span text:style-name="T20"><text:tab/></text:span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11 – Invalid</text:span></text:p>
            <text:p><text:span text:style-name="T20"/></text:p>
            <text:p><text:span text:style-name="T20">[13:9] </text:span><text:span text:style-name="T20"><text:tab/></text:span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[8] </text:span><text:span text:style-name="T20"><text:tab/></text:span><text:span text:style-name="T20"><text:tab/></text:span><text:span text:style-name="T20">rsvd</text:span><text:span text:style-name="T20"><text:tab/></text:span><text:span text:style-name="T19">Always 0</text:span></text:p>
            <text:p><text:span text:style-name="T20"/></text:p>
            <text:p><text:span text:style-name="T20">[7:1] </text:span><text:span text:style-name="T20"><text:tab/></text:span><text:span text:style-name="T20">next </text:span><text:span text:style-name="T20"><text:tab/></text:span><text:span text:style-name="T19">Row</text:span><text:span text:style-name="T19"> in cache controller containing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next segment (no next = 1111111</text:span><text:span text:style-name="T22">b</text:span><text:span text:style-name="T23">)</text:span></text:p>
            <text:p><text:span text:style-name="T19"/></text:p>
            <text:p><text:span text:style-name="T20">[0]</text:span><text:span text:style-name="T20"><text:tab/></text:span><text:span text:style-name="T20"><text:tab/></text:span><text:span text:style-name="T20">rsvd</text:span><text:span text:style-name="T20"><text:tab/></text:span><text:span text:style-name="T19">Always 0</text:span></text:p>
          </draw:text-box>
        </draw:frame>
        <draw:custom-shape draw:style-name="gr41" draw:text-style-name="P23" draw:layer="layout" svg:width="1.073cm" svg:height="1.144cm" svg:x="4.334cm" svg:y="18.069cm">
          <text:p text:style-name="P20"><text:span text:style-name="T24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1.073cm" svg:height="1.144cm" svg:x="5.407cm" svg:y="18.069cm">
          <text:p text:style-name="P20"><text:span text:style-name="T24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1.072cm" svg:height="1.144cm" svg:x="6.48cm" svg:y="18.069cm">
          <text:p text:style-name="P20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071cm" svg:height="1.144cm" svg:x="7.552cm" svg:y="18.069cm">
          <text:p text:style-name="P20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073cm" svg:height="1.144cm" svg:x="8.623cm" svg:y="18.069cm">
          <text:p text:style-name="P20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.073cm" svg:height="1.144cm" svg:x="9.696cm" svg:y="18.069cm">
          <text:p text:style-name="P20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073cm" svg:height="1.144cm" svg:x="10.769cm" svg:y="18.069cm">
          <text:p text:style-name="P20"><text:span text:style-name="T24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071cm" svg:height="1.144cm" svg:x="11.842cm" svg:y="18.069cm">
          <text:p text:style-name="P20"><text:span text:style-name="T24">0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xml:id="id26" draw:id="id26" draw:layer="layout" svg:width="1.073cm" svg:height="1.144cm" svg:x="13.341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1.071cm" svg:height="1.144cm" svg:x="14.414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1.075cm" svg:height="1.144cm" svg:x="15.485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1.071cm" svg:height="1.144cm" svg:x="16.56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072cm" svg:height="1.144cm" svg:x="17.631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1.073cm" svg:height="1.144cm" svg:x="18.703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1.073cm" svg:height="1.144cm" svg:x="19.776cm" svg:y="18.069cm">
          <text:p text:style-name="P20"><text:span text:style-name="T24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27" draw:id="id27" draw:layer="layout" svg:width="1.071cm" svg:height="1.144cm" svg:x="20.849cm" svg:y="18.069cm">
          <text:p text:style-name="P20"><text:span text:style-name="T24">0</text:span></text:p>
          <draw:enhanced-geometry svg:viewBox="0 0 21600 21600" draw:type="rectangle" draw:enhanced-path="M 0 0 L 21600 0 21600 21600 0 21600 0 0 Z N"/>
        </draw:custom-shape>
        <draw:frame draw:style-name="gr57" draw:text-style-name="P25" draw:layer="layout" svg:width="1.959cm" svg:height="3.161cm" svg:x="2.1cm" svg:y="17.129cm">
          <draw:text-box>
            <text:p>0x00</text:p>
            <text:p text:style-name="P2"><text:span text:style-name="T25">.</text:span><text:span text:style-name="T25"><text:line-break/></text:span><text:span text:style-name="T25">.</text:span><text:span text:style-name="T25"><text:line-break/></text:span><text:span text:style-name="T25">.</text:span></text:p>
            <text:p><text:span text:style-name="T26">0x4F</text:span></text:p>
          </draw:text-box>
        </draw:frame>
        <draw:frame draw:style-name="gr58" draw:text-style-name="P26" draw:layer="layout" svg:width="1.522cm" svg:height="0.662cm" svg:x="3.921cm" svg:y="19.161cm">
          <draw:text-box>
            <text:p><text:span text:style-name="T27">bit 15</text:span></text:p>
          </draw:text-box>
        </draw:frame>
        <draw:frame draw:style-name="gr59" draw:text-style-name="P26" draw:layer="layout" svg:width="1.298cm" svg:height="0.662cm" svg:x="21.447cm" svg:y="19.134cm">
          <draw:text-box>
            <text:p><text:span text:style-name="T27">bit 0</text:span></text:p>
          </draw:text-box>
        </draw:frame>
        <draw:frame draw:style-name="gr60" draw:text-style-name="P28" draw:layer="layout" svg:width="4.706cm" svg:height="0.802cm" svg:x="15.217cm" svg:y="16.802cm">
          <draw:text-box>
            <text:p text:style-name="P27"><text:span text:style-name="T9">0xFE = Invalid Line</text:span></text:p>
          </draw:text-box>
        </draw:frame>
        <draw:connector draw:style-name="gr61" draw:text-style-name="P2" draw:layer="layout" svg:x1="13.877cm" svg:y1="18.069cm" svg:x2="21.384cm" svg:y2="18.069cm" draw:start-shape="id26" draw:start-glue-point="0" draw:end-shape="id27" svg:d="M13877 18069v-541h7507v541" svg:viewBox="0 0 7508 542">
          <text:p/>
        </draw:connector>
      </draw:page>
      <draw:page draw:name="page6" draw:style-name="dp1" draw:master-page-name="Default">
        <draw:frame draw:style-name="gr39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62" draw:text-style-name="P26" draw:layer="layout" svg:width="20.979cm" svg:height="5.163cm" svg:x="2.113cm" svg:y="2.9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20">M3 Valid Map: </text:span><text:span text:style-name="T20"><text:tab/></text:span><text:span text:style-name="T20"><text:tab/></text:span><text:span text:style-name="T20"><text:tab/></text:span><text:span text:style-name="T19">0x50 – 0x53</text:span></text:p>
            <text:p><text:span text:style-name="T20">M2 Valid Map: </text:span><text:span text:style-name="T20"><text:tab/></text:span><text:span text:style-name="T20"><text:tab/></text:span><text:span text:style-name="T20"><text:tab/></text:span><text:span text:style-name="T19">0x54</text:span></text:p>
          </draw:text-box>
        </draw:frame>
        <draw:custom-shape draw:style-name="gr63" draw:text-style-name="P24" draw:layer="layout" svg:width="1.157cm" svg:height="1.127cm" svg:x="2.247cm" svg:y="9.6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.158cm" svg:height="1.127cm" svg:x="3.404cm" svg:y="9.6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.158cm" svg:height="1.127cm" svg:x="4.562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1.158cm" svg:height="1.127cm" svg:x="5.72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4" draw:layer="layout" svg:width="1.157cm" svg:height="1.127cm" svg:x="6.878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4" draw:layer="layout" svg:width="1.159cm" svg:height="1.127cm" svg:x="8.035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4" draw:layer="layout" svg:width="1.156cm" svg:height="1.127cm" svg:x="9.194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1.159cm" svg:height="1.127cm" svg:x="10.35cm" svg:y="9.6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draw:layer="layout" svg:width="1.157cm" svg:height="1.127cm" svg:x="2.247cm" svg:y="9.603cm">
          <text:p text:style-name="P20"><text:span text:style-name="T28">block</text:span><text:span text:style-name="T28"><text:line-break/></text:span><text:span text:style-name="T2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158cm" svg:height="1.127cm" svg:x="3.404cm" svg:y="9.603cm">
          <text:p text:style-name="P20"><text:span text:style-name="T28">block</text:span><text:span text:style-name="T28"><text:line-break/></text:span><text:span text:style-name="T2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4" draw:layer="layout" svg:width="1.158cm" svg:height="1.127cm" svg:x="4.562cm" svg:y="9.603cm">
          <text:p text:style-name="P20"><text:span text:style-name="T28">block</text:span><text:span text:style-name="T28"><text:line-break/></text:span><text:span text:style-name="T2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1.158cm" svg:height="1.127cm" svg:x="5.72cm" svg:y="9.603cm">
          <text:p text:style-name="P20"><text:span text:style-name="T28">block</text:span><text:span text:style-name="T28"><text:line-break/></text:span><text:span text:style-name="T2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draw:layer="layout" svg:width="1.157cm" svg:height="1.127cm" svg:x="6.878cm" svg:y="9.603cm">
          <text:p text:style-name="P20"><text:span text:style-name="T28">block</text:span><text:span text:style-name="T28"><text:line-break/></text:span><text:span text:style-name="T2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4" draw:layer="layout" svg:width="1.159cm" svg:height="1.127cm" svg:x="8.035cm" svg:y="9.603cm">
          <text:p text:style-name="P20"><text:span text:style-name="T28">block</text:span><text:span text:style-name="T28"><text:line-break/></text:span><text:span text:style-name="T2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1.156cm" svg:height="1.127cm" svg:x="9.194cm" svg:y="9.603cm">
          <text:p text:style-name="P20"><text:span text:style-name="T28">block</text:span><text:span text:style-name="T28"><text:line-break/></text:span><text:span text:style-name="T2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159cm" svg:height="1.127cm" svg:x="10.35cm" svg:y="9.603cm">
          <text:p text:style-name="P20"><text:span text:style-name="T28">block</text:span><text:span text:style-name="T28"><text:line-break/></text:span><text:span text:style-name="T2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1.158cm" svg:height="1.127cm" svg:x="12.031cm" svg:y="9.61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1.157cm" svg:height="1.127cm" svg:x="13.189cm" svg:y="9.61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1.159cm" svg:height="1.127cm" svg:x="14.346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1.157cm" svg:height="1.127cm" svg:x="15.505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157cm" svg:height="1.127cm" svg:x="16.662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1.159cm" svg:height="1.127cm" svg:x="17.819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1.156cm" svg:height="1.127cm" svg:x="18.978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1.159cm" svg:height="1.127cm" svg:x="20.134cm" svg:y="9.61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1.158cm" svg:height="1.127cm" svg:x="12.031cm" svg:y="9.61cm">
          <text:p text:style-name="P20"><text:span text:style-name="T28">block</text:span><text:span text:style-name="T28"><text:line-break/></text:span><text:span text:style-name="T2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1.157cm" svg:height="1.127cm" svg:x="13.189cm" svg:y="9.61cm">
          <text:p text:style-name="P20"><text:span text:style-name="T28">block</text:span><text:span text:style-name="T28"><text:line-break/></text:span><text:span text:style-name="T2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1.159cm" svg:height="1.127cm" svg:x="14.346cm" svg:y="9.61cm">
          <text:p text:style-name="P20"><text:span text:style-name="T28">block</text:span><text:span text:style-name="T28"><text:line-break/></text:span><text:span text:style-name="T2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draw:layer="layout" svg:width="1.157cm" svg:height="1.127cm" svg:x="15.505cm" svg:y="9.61cm">
          <text:p text:style-name="P20"><text:span text:style-name="T28">block</text:span><text:span text:style-name="T28"><text:line-break/></text:span><text:span text:style-name="T2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1.157cm" svg:height="1.127cm" svg:x="16.662cm" svg:y="9.61cm">
          <text:p text:style-name="P20"><text:span text:style-name="T28">block</text:span><text:span text:style-name="T28"><text:line-break/></text:span><text:span text:style-name="T2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1.159cm" svg:height="1.127cm" svg:x="17.819cm" svg:y="9.61cm">
          <text:p text:style-name="P20"><text:span text:style-name="T28">block</text:span><text:span text:style-name="T28"><text:line-break/></text:span><text:span text:style-name="T2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1.156cm" svg:height="1.127cm" svg:x="18.978cm" svg:y="9.61cm">
          <text:p text:style-name="P20"><text:span text:style-name="T28">block</text:span><text:span text:style-name="T28"><text:line-break/></text:span><text:span text:style-name="T2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xml:id="id28" draw:id="id28" draw:layer="layout" svg:width="1.159cm" svg:height="1.127cm" svg:x="20.134cm" svg:y="9.61cm">
          <text:p text:style-name="P20"><text:span text:style-name="T28">block</text:span><text:span text:style-name="T28"><text:line-break/></text:span><text:span text:style-name="T2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1.159cm" svg:height="1.127cm" svg:x="2.331cm" svg:y="11.822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1.157cm" svg:height="1.127cm" svg:x="3.49cm" svg:y="11.822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1.157cm" svg:height="1.127cm" svg:x="4.647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1.158cm" svg:height="1.127cm" svg:x="5.804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1.158cm" svg:height="1.127cm" svg:x="6.962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1.158cm" svg:height="1.127cm" svg:x="8.12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1.157cm" svg:height="1.127cm" svg:x="9.278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1.159cm" svg:height="1.127cm" svg:x="10.435cm" svg:y="11.822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1.159cm" svg:height="1.127cm" svg:x="2.331cm" svg:y="11.822cm">
          <text:p text:style-name="P20"><text:span text:style-name="T28">block</text:span><text:span text:style-name="T28"><text:line-break/></text:span><text:span text:style-name="T28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1.157cm" svg:height="1.127cm" svg:x="3.49cm" svg:y="11.822cm">
          <text:p text:style-name="P20"><text:span text:style-name="T28">block</text:span><text:span text:style-name="T28"><text:line-break/></text:span><text:span text:style-name="T2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1.157cm" svg:height="1.127cm" svg:x="4.647cm" svg:y="11.822cm">
          <text:p text:style-name="P20"><text:span text:style-name="T28">block</text:span><text:span text:style-name="T28"><text:line-break/></text:span><text:span text:style-name="T28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1.158cm" svg:height="1.127cm" svg:x="5.804cm" svg:y="11.822cm">
          <text:p text:style-name="P20"><text:span text:style-name="T28">block</text:span><text:span text:style-name="T28"><text:line-break/></text:span><text:span text:style-name="T2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4" draw:layer="layout" svg:width="1.158cm" svg:height="1.127cm" svg:x="6.962cm" svg:y="11.822cm">
          <text:p text:style-name="P20"><text:span text:style-name="T28">block</text:span><text:span text:style-name="T28"><text:line-break/></text:span><text:span text:style-name="T28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4" draw:layer="layout" svg:width="1.158cm" svg:height="1.127cm" svg:x="8.12cm" svg:y="11.822cm">
          <text:p text:style-name="P20"><text:span text:style-name="T28">block</text:span><text:span text:style-name="T28"><text:line-break/></text:span><text:span text:style-name="T2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1.157cm" svg:height="1.127cm" svg:x="9.278cm" svg:y="11.822cm">
          <text:p text:style-name="P20"><text:span text:style-name="T28">block</text:span><text:span text:style-name="T28"><text:line-break/></text:span><text:span text:style-name="T2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1.159cm" svg:height="1.127cm" svg:x="10.435cm" svg:y="11.822cm">
          <text:p text:style-name="P20"><text:span text:style-name="T28">block</text:span><text:span text:style-name="T28"><text:line-break/></text:span><text:span text:style-name="T28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9" draw:layer="layout" svg:width="1.831cm" svg:height="0.988cm" svg:x="1.989cm" svg:y="8.825cm">
          <draw:text-box>
            <text:p><text:span text:style-name="T19">0x50</text:span></text:p>
          </draw:text-box>
        </draw:frame>
        <draw:custom-shape draw:style-name="gr112" draw:text-style-name="P24" draw:layer="layout" svg:width="1.158cm" svg:height="1.127cm" svg:x="12.057cm" svg:y="11.837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1.158cm" svg:height="1.127cm" svg:x="13.215cm" svg:y="11.837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1.157cm" svg:height="1.127cm" svg:x="14.373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1.159cm" svg:height="1.127cm" svg:x="15.53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1.157cm" svg:height="1.127cm" svg:x="16.689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158cm" svg:height="1.127cm" svg:x="17.846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1.157cm" svg:height="1.127cm" svg:x="19.004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1.159cm" svg:height="1.127cm" svg:x="20.161cm" svg:y="11.837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1.158cm" svg:height="1.127cm" svg:x="12.057cm" svg:y="11.837cm">
          <text:p text:style-name="P20"><text:span text:style-name="T28">block</text:span><text:span text:style-name="T28"><text:line-break/></text:span><text:span text:style-name="T2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1.158cm" svg:height="1.127cm" svg:x="13.215cm" svg:y="11.837cm">
          <text:p text:style-name="P20"><text:span text:style-name="T28">block</text:span><text:span text:style-name="T28"><text:line-break/></text:span><text:span text:style-name="T28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1.157cm" svg:height="1.127cm" svg:x="14.373cm" svg:y="11.837cm">
          <text:p text:style-name="P20"><text:span text:style-name="T28">block</text:span><text:span text:style-name="T28"><text:line-break/></text:span><text:span text:style-name="T28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1.159cm" svg:height="1.127cm" svg:x="15.53cm" svg:y="11.837cm">
          <text:p text:style-name="P20"><text:span text:style-name="T28">block</text:span><text:span text:style-name="T28"><text:line-break/></text:span><text:span text:style-name="T28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4" draw:layer="layout" svg:width="1.157cm" svg:height="1.127cm" svg:x="16.689cm" svg:y="11.837cm">
          <text:p text:style-name="P20"><text:span text:style-name="T28">block</text:span><text:span text:style-name="T28"><text:line-break/></text:span><text:span text:style-name="T28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4" draw:layer="layout" svg:width="1.158cm" svg:height="1.127cm" svg:x="17.846cm" svg:y="11.837cm">
          <text:p text:style-name="P20"><text:span text:style-name="T28">block</text:span><text:span text:style-name="T28"><text:line-break/></text:span><text:span text:style-name="T28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draw:layer="layout" svg:width="1.157cm" svg:height="1.127cm" svg:x="19.004cm" svg:y="11.837cm">
          <text:p text:style-name="P20"><text:span text:style-name="T28">block</text:span><text:span text:style-name="T28"><text:line-break/></text:span><text:span text:style-name="T28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1.159cm" svg:height="1.127cm" svg:x="20.161cm" svg:y="11.837cm">
          <text:p text:style-name="P20"><text:span text:style-name="T28">block</text:span><text:span text:style-name="T28"><text:line-break/></text:span><text:span text:style-name="T28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1.157cm" svg:height="1.127cm" svg:x="2.291cm" svg:y="14.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1.157cm" svg:height="1.127cm" svg:x="3.448cm" svg:y="14.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1.159cm" svg:height="1.127cm" svg:x="4.605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1.158cm" svg:height="1.127cm" svg:x="5.764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1.156cm" svg:height="1.127cm" svg:x="6.922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1.16cm" svg:height="1.127cm" svg:x="8.078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1.155cm" svg:height="1.127cm" svg:x="9.238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1.158cm" svg:height="1.127cm" svg:x="10.393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1.157cm" svg:height="1.127cm" svg:x="2.291cm" svg:y="14.03cm">
          <text:p text:style-name="P20"><text:span text:style-name="T28">block</text:span><text:span text:style-name="T28"><text:line-break/></text:span><text:span text:style-name="T28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1.157cm" svg:height="1.127cm" svg:x="3.448cm" svg:y="14.03cm">
          <text:p text:style-name="P20"><text:span text:style-name="T28">block</text:span><text:span text:style-name="T28"><text:line-break/></text:span><text:span text:style-name="T28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1.159cm" svg:height="1.127cm" svg:x="4.605cm" svg:y="14.03cm">
          <text:p text:style-name="P20"><text:span text:style-name="T28">block</text:span><text:span text:style-name="T28"><text:line-break/></text:span><text:span text:style-name="T28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1.158cm" svg:height="1.127cm" svg:x="5.764cm" svg:y="14.03cm">
          <text:p text:style-name="P20"><text:span text:style-name="T28">block</text:span><text:span text:style-name="T28"><text:line-break/></text:span><text:span text:style-name="T28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1.156cm" svg:height="1.127cm" svg:x="6.922cm" svg:y="14.03cm">
          <text:p text:style-name="P20"><text:span text:style-name="T28">block</text:span><text:span text:style-name="T28"><text:line-break/></text:span><text:span text:style-name="T28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1.16cm" svg:height="1.127cm" svg:x="8.078cm" svg:y="14.03cm">
          <text:p text:style-name="P20"><text:span text:style-name="T28">block</text:span><text:span text:style-name="T28"><text:line-break/></text:span><text:span text:style-name="T28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1.155cm" svg:height="1.127cm" svg:x="9.238cm" svg:y="14.03cm">
          <text:p text:style-name="P20"><text:span text:style-name="T28">block</text:span><text:span text:style-name="T28"><text:line-break/></text:span><text:span text:style-name="T28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1.158cm" svg:height="1.127cm" svg:x="10.393cm" svg:y="14.03cm">
          <text:p text:style-name="P20"><text:span text:style-name="T28">block</text:span><text:span text:style-name="T28"><text:line-break/></text:span><text:span text:style-name="T28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1.159cm" svg:height="1.127cm" svg:x="12.075cm" svg:y="14.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1.157cm" svg:height="1.127cm" svg:x="13.234cm" svg:y="14.0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1.158cm" svg:height="1.127cm" svg:x="14.391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1.157cm" svg:height="1.127cm" svg:x="15.549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1.159cm" svg:height="1.127cm" svg:x="16.706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1.157cm" svg:height="1.127cm" svg:x="17.865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1.158cm" svg:height="1.127cm" svg:x="19.022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1.158cm" svg:height="1.127cm" svg:x="20.18cm" svg:y="14.0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1.159cm" svg:height="1.127cm" svg:x="12.075cm" svg:y="14.03cm">
          <text:p text:style-name="P20"><text:span text:style-name="T28">block</text:span><text:span text:style-name="T28"><text:line-break/></text:span><text:span text:style-name="T28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1.157cm" svg:height="1.127cm" svg:x="13.234cm" svg:y="14.03cm">
          <text:p text:style-name="P20"><text:span text:style-name="T28">block</text:span><text:span text:style-name="T28"><text:line-break/></text:span><text:span text:style-name="T28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1.158cm" svg:height="1.127cm" svg:x="14.391cm" svg:y="14.03cm">
          <text:p text:style-name="P20"><text:span text:style-name="T28">block</text:span><text:span text:style-name="T28"><text:line-break/></text:span><text:span text:style-name="T28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157cm" svg:height="1.127cm" svg:x="15.549cm" svg:y="14.03cm">
          <text:p text:style-name="P20"><text:span text:style-name="T28">block</text:span><text:span text:style-name="T28"><text:line-break/></text:span><text:span text:style-name="T28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1.159cm" svg:height="1.127cm" svg:x="16.706cm" svg:y="14.03cm">
          <text:p text:style-name="P20"><text:span text:style-name="T28">block</text:span><text:span text:style-name="T28"><text:line-break/></text:span><text:span text:style-name="T28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1.157cm" svg:height="1.127cm" svg:x="17.865cm" svg:y="14.03cm">
          <text:p text:style-name="P20"><text:span text:style-name="T28">block</text:span><text:span text:style-name="T28"><text:line-break/></text:span><text:span text:style-name="T28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1.158cm" svg:height="1.127cm" svg:x="19.022cm" svg:y="14.03cm">
          <text:p text:style-name="P20"><text:span text:style-name="T28">block</text:span><text:span text:style-name="T28"><text:line-break/></text:span><text:span text:style-name="T28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1.158cm" svg:height="1.127cm" svg:x="20.18cm" svg:y="14.03cm">
          <text:p text:style-name="P20"><text:span text:style-name="T28">block</text:span><text:span text:style-name="T28"><text:line-break/></text:span><text:span text:style-name="T28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1.159cm" svg:height="1.127cm" svg:x="2.296cm" svg:y="16.2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157cm" svg:height="1.127cm" svg:x="3.455cm" svg:y="16.2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1.158cm" svg:height="1.127cm" svg:x="4.612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1.157cm" svg:height="1.127cm" svg:x="5.77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1.159cm" svg:height="1.127cm" svg:x="6.927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1.157cm" svg:height="1.127cm" svg:x="8.086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1.158cm" svg:height="1.127cm" svg:x="9.243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1.158cm" svg:height="1.127cm" svg:x="10.401cm" svg:y="16.2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1.159cm" svg:height="1.127cm" svg:x="2.296cm" svg:y="16.23cm">
          <text:p text:style-name="P20"><text:span text:style-name="T28">block</text:span><text:span text:style-name="T28"><text:line-break/></text:span><text:span text:style-name="T28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1.157cm" svg:height="1.127cm" svg:x="3.455cm" svg:y="16.23cm">
          <text:p text:style-name="P20"><text:span text:style-name="T28">block</text:span><text:span text:style-name="T28"><text:line-break/></text:span><text:span text:style-name="T28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158cm" svg:height="1.127cm" svg:x="4.612cm" svg:y="16.23cm">
          <text:p text:style-name="P20"><text:span text:style-name="T28">block</text:span><text:span text:style-name="T28"><text:line-break/></text:span><text:span text:style-name="T28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1.157cm" svg:height="1.127cm" svg:x="5.77cm" svg:y="16.23cm">
          <text:p text:style-name="P20"><text:span text:style-name="T28">block</text:span><text:span text:style-name="T28"><text:line-break/></text:span><text:span text:style-name="T28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1.159cm" svg:height="1.127cm" svg:x="6.927cm" svg:y="16.23cm">
          <text:p text:style-name="P20"><text:span text:style-name="T28">block</text:span><text:span text:style-name="T28"><text:line-break/></text:span><text:span text:style-name="T28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1.157cm" svg:height="1.127cm" svg:x="8.086cm" svg:y="16.23cm">
          <text:p text:style-name="P20"><text:span text:style-name="T28">block</text:span><text:span text:style-name="T28"><text:line-break/></text:span><text:span text:style-name="T28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1.158cm" svg:height="1.127cm" svg:x="9.243cm" svg:y="16.23cm">
          <text:p text:style-name="P20"><text:span text:style-name="T28">block</text:span><text:span text:style-name="T28"><text:line-break/></text:span><text:span text:style-name="T28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4" draw:layer="layout" svg:width="1.158cm" svg:height="1.127cm" svg:x="10.401cm" svg:y="16.23cm">
          <text:p text:style-name="P20"><text:span text:style-name="T28">block</text:span><text:span text:style-name="T28"><text:line-break/></text:span><text:span text:style-name="T28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1.158cm" svg:height="1.127cm" svg:x="12.084cm" svg:y="16.246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1.158cm" svg:height="1.127cm" svg:x="13.242cm" svg:y="16.246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1.158cm" svg:height="1.127cm" svg:x="14.4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1.157cm" svg:height="1.127cm" svg:x="15.558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1.159cm" svg:height="1.127cm" svg:x="16.715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1.157cm" svg:height="1.127cm" svg:x="17.874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1.156cm" svg:height="1.127cm" svg:x="19.031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1.16cm" svg:height="1.127cm" svg:x="20.187cm" svg:y="16.246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1.158cm" svg:height="1.127cm" svg:x="12.084cm" svg:y="16.246cm">
          <text:p text:style-name="P20"><text:span text:style-name="T28">block</text:span><text:span text:style-name="T28"><text:line-break/></text:span><text:span text:style-name="T28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1.158cm" svg:height="1.127cm" svg:x="13.242cm" svg:y="16.246cm">
          <text:p text:style-name="P20"><text:span text:style-name="T28">block</text:span><text:span text:style-name="T28"><text:line-break/></text:span><text:span text:style-name="T28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1.158cm" svg:height="1.127cm" svg:x="14.4cm" svg:y="16.246cm">
          <text:p text:style-name="P20"><text:span text:style-name="T28">block</text:span><text:span text:style-name="T28"><text:line-break/></text:span><text:span text:style-name="T28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draw:layer="layout" svg:width="1.157cm" svg:height="1.127cm" svg:x="15.558cm" svg:y="16.246cm">
          <text:p text:style-name="P20"><text:span text:style-name="T28">block</text:span><text:span text:style-name="T28"><text:line-break/></text:span><text:span text:style-name="T28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1.159cm" svg:height="1.127cm" svg:x="16.715cm" svg:y="16.246cm">
          <text:p text:style-name="P20"><text:span text:style-name="T28">block</text:span><text:span text:style-name="T28"><text:line-break/></text:span><text:span text:style-name="T28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draw:layer="layout" svg:width="1.157cm" svg:height="1.127cm" svg:x="17.874cm" svg:y="16.246cm">
          <text:p text:style-name="P20"><text:span text:style-name="T28">block</text:span><text:span text:style-name="T28"><text:line-break/></text:span><text:span text:style-name="T28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1.156cm" svg:height="1.127cm" svg:x="19.031cm" svg:y="16.246cm">
          <text:p text:style-name="P20"><text:span text:style-name="T28">block</text:span><text:span text:style-name="T28"><text:line-break/></text:span><text:span text:style-name="T28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29" draw:id="id29" draw:layer="layout" svg:width="1.16cm" svg:height="1.127cm" svg:x="20.187cm" svg:y="16.246cm">
          <text:p text:style-name="P20"><text:span text:style-name="T28">block</text:span><text:span text:style-name="T28"><text:line-break/></text:span><text:span text:style-name="T28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1.157cm" svg:height="1.127cm" svg:x="2.291cm" svg:y="18.4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1.157cm" svg:height="1.127cm" svg:x="3.448cm" svg:y="18.4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1.159cm" svg:height="1.127cm" svg:x="4.605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1.158cm" svg:height="1.127cm" svg:x="5.764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1.156cm" svg:height="1.127cm" svg:x="6.922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1.16cm" svg:height="1.127cm" svg:x="8.078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1.155cm" svg:height="1.127cm" svg:x="9.238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1.158cm" svg:height="1.127cm" svg:x="10.393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1.157cm" svg:height="1.127cm" svg:x="2.291cm" svg:y="18.43cm">
          <text:p text:style-name="P20"><text:span text:style-name="T28">block</text:span><text:span text:style-name="T28"><text:line-break/></text:span><text:span text:style-name="T2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1.157cm" svg:height="1.127cm" svg:x="3.448cm" svg:y="18.43cm">
          <text:p text:style-name="P20"><text:span text:style-name="T28">block</text:span><text:span text:style-name="T28"><text:line-break/></text:span><text:span text:style-name="T28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1.159cm" svg:height="1.127cm" svg:x="4.605cm" svg:y="18.43cm">
          <text:p text:style-name="P20"><text:span text:style-name="T28">block</text:span><text:span text:style-name="T28"><text:line-break/></text:span><text:span text:style-name="T28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1.158cm" svg:height="1.127cm" svg:x="5.764cm" svg:y="18.43cm">
          <text:p text:style-name="P20"><text:span text:style-name="T28">block</text:span><text:span text:style-name="T28"><text:line-break/></text:span><text:span text:style-name="T28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1.156cm" svg:height="1.127cm" svg:x="6.922cm" svg:y="18.43cm">
          <text:p text:style-name="P20"><text:span text:style-name="T28">block</text:span><text:span text:style-name="T28"><text:line-break/></text:span><text:span text:style-name="T28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1.16cm" svg:height="1.127cm" svg:x="8.078cm" svg:y="18.43cm">
          <text:p text:style-name="P20"><text:span text:style-name="T28">block</text:span><text:span text:style-name="T28"><text:line-break/></text:span><text:span text:style-name="T28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1.155cm" svg:height="1.127cm" svg:x="9.238cm" svg:y="18.43cm">
          <text:p text:style-name="P20"><text:span text:style-name="T28">block</text:span><text:span text:style-name="T28"><text:line-break/></text:span><text:span text:style-name="T28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1.158cm" svg:height="1.127cm" svg:x="10.393cm" svg:y="18.43cm">
          <text:p text:style-name="P20"><text:span text:style-name="T28">block</text:span><text:span text:style-name="T28"><text:line-break/></text:span><text:span text:style-name="T28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1.159cm" svg:height="1.127cm" svg:x="12.075cm" svg:y="18.4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1.157cm" svg:height="1.127cm" svg:x="13.234cm" svg:y="18.43cm">
          <text:p text:style-name="P20"><text:span text:style-name="T2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1.158cm" svg:height="1.127cm" svg:x="14.391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1.157cm" svg:height="1.127cm" svg:x="15.549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1.159cm" svg:height="1.127cm" svg:x="16.706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1.157cm" svg:height="1.127cm" svg:x="17.865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1.158cm" svg:height="1.127cm" svg:x="19.022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1.158cm" svg:height="1.127cm" svg:x="20.18cm" svg:y="18.43cm">
          <text:p text:style-name="P20"><text:span text:style-name="T24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1.159cm" svg:height="1.127cm" svg:x="12.075cm" svg:y="18.43cm">
          <text:p text:style-name="P20"><text:span text:style-name="T28">block</text:span><text:span text:style-name="T28"><text:line-break/></text:span><text:span text:style-name="T28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1.157cm" svg:height="1.127cm" svg:x="13.234cm" svg:y="18.43cm">
          <text:p text:style-name="P20"><text:span text:style-name="T28">block</text:span><text:span text:style-name="T28"><text:line-break/></text:span><text:span text:style-name="T28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1.158cm" svg:height="1.127cm" svg:x="14.391cm" svg:y="18.43cm">
          <text:p text:style-name="P20"><text:span text:style-name="T28">block</text:span><text:span text:style-name="T28"><text:line-break/></text:span><text:span text:style-name="T28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draw:layer="layout" svg:width="1.157cm" svg:height="1.127cm" svg:x="15.549cm" svg:y="18.43cm">
          <text:p text:style-name="P20"><text:span text:style-name="T28">block</text:span><text:span text:style-name="T28"><text:line-break/></text:span><text:span text:style-name="T28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4" draw:layer="layout" svg:width="1.159cm" svg:height="1.127cm" svg:x="16.706cm" svg:y="18.43cm">
          <text:p text:style-name="P20"><text:span text:style-name="T28">block</text:span><text:span text:style-name="T28"><text:line-break/></text:span><text:span text:style-name="T28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24" draw:layer="layout" svg:width="1.157cm" svg:height="1.127cm" svg:x="17.865cm" svg:y="18.43cm">
          <text:p text:style-name="P20"><text:span text:style-name="T28">block</text:span><text:span text:style-name="T28"><text:line-break/></text:span><text:span text:style-name="T28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4" draw:layer="layout" svg:width="1.158cm" svg:height="1.127cm" svg:x="19.022cm" svg:y="18.43cm">
          <text:p text:style-name="P20"><text:span text:style-name="T28">block</text:span><text:span text:style-name="T28"><text:line-break/></text:span><text:span text:style-name="T28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24" xml:id="id30" draw:id="id30" draw:layer="layout" svg:width="1.158cm" svg:height="1.127cm" svg:x="20.18cm" svg:y="18.43cm">
          <text:p text:style-name="P20"><text:span text:style-name="T28">block</text:span><text:span text:style-name="T28"><text:line-break/></text:span><text:span text:style-name="T28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29" draw:layer="layout" svg:width="1.831cm" svg:height="0.988cm" svg:x="1.99cm" svg:y="11.125cm">
          <draw:text-box>
            <text:p><text:span text:style-name="T19">0x51</text:span></text:p>
          </draw:text-box>
        </draw:frame>
        <draw:frame draw:style-name="gr111" draw:text-style-name="P29" draw:layer="layout" svg:width="1.831cm" svg:height="0.988cm" svg:x="1.99cm" svg:y="13.325cm">
          <draw:text-box>
            <text:p><text:span text:style-name="T19">0x52</text:span></text:p>
          </draw:text-box>
        </draw:frame>
        <draw:frame draw:style-name="gr111" draw:text-style-name="P29" draw:layer="layout" svg:width="1.831cm" svg:height="0.988cm" svg:x="1.992cm" svg:y="15.525cm">
          <draw:text-box>
            <text:p><text:span text:style-name="T19">0x53</text:span></text:p>
          </draw:text-box>
        </draw:frame>
        <draw:frame draw:style-name="gr111" draw:text-style-name="P29" draw:layer="layout" svg:width="1.831cm" svg:height="0.988cm" svg:x="1.992cm" svg:y="17.725cm">
          <draw:text-box>
            <text:p><text:span text:style-name="T19">0x54</text:span></text:p>
          </draw:text-box>
        </draw:frame>
        <draw:connector draw:style-name="gr61" draw:text-style-name="P2" draw:layer="layout" svg:x1="21.293cm" svg:y1="10.173cm" svg:x2="21.347cm" svg:y2="16.809cm" draw:start-shape="id28" draw:start-glue-point="1" draw:end-shape="id29" draw:end-glue-point="1" svg:d="M21293 10173h595v6636h-541" svg:viewBox="0 0 596 6637">
          <text:p/>
        </draw:connector>
        <draw:frame draw:style-name="gr224" draw:text-style-name="P30" draw:layer="layout" svg:width="2.42cm" svg:height="0.839cm" svg:x="21.955cm" svg:y="12.819cm">
          <draw:text-box>
            <text:p><text:span text:style-name="T29">M3 Map</text:span></text:p>
          </draw:text-box>
        </draw:frame>
        <draw:connector draw:style-name="gr61" draw:text-style-name="P2" draw:layer="layout" draw:line-skew="0.009cm" svg:x1="21.338cm" svg:y1="18.993cm" svg:x2="22.013cm" svg:y2="18.973cm" draw:start-shape="id30" draw:start-glue-point="1" svg:d="M21338 18993h617v-20h58" svg:viewBox="0 0 676 21">
          <text:p/>
        </draw:connector>
        <draw:frame draw:style-name="gr224" draw:text-style-name="P30" draw:layer="layout" svg:width="2.42cm" svg:height="0.839cm" svg:x="21.957cm" svg:y="18.561cm">
          <draw:text-box>
            <text:p><text:span text:style-name="T29">M2 Map</text:span></text:p>
          </draw:text-box>
        </draw:frame>
      </draw:page>
      <draw:page draw:name="page7" draw:style-name="dp1" draw:master-page-name="Default">
        <draw:frame draw:style-name="gr225" draw:text-style-name="P8" draw:layer="layout" svg:width="25.944cm" svg:height="12.043cm" svg:x="1.17cm" svg:y="2.451cm">
          <draw:text-box>
            <text:p text:style-name="P19"><text:span text:style-name="T18">Memory Map</text:span></text:p>
            <text:p text:style-name="P31"><text:span text:style-name="T21"/></text:p>
            <text:p text:style-name="P31"><text:span text:style-name="T21">The </text:span><text:span text:style-name="T18">M2</text:span><text:span text:style-name="T21"> and </text:span><text:span text:style-name="T18">M3</text:span><text:span text:style-name="T21"> memories are mapped into the </text:span><text:span text:style-name="T18">M1 </text:span><text:span text:style-name="T21">memory as a series of</text:span><text:span text:style-name="T21"><text:line-break/></text:span><text:span text:style-name="T18">blocks</text:span><text:span text:style-name="T21">. Each block is 128 bytes, so that any </text:span><text:span text:style-name="T18">TS</text:span><text:span text:style-name="T21"> can be stored anywhere in </text:span><text:span text:style-name="T21"><text:line-break/></text:span><text:span text:style-name="T21">chunks.</text:span></text:p>
            <text:p text:style-name="P31"><text:span text:style-name="T18"/></text:p>
            <text:p text:style-name="P31"><text:span text:style-name="T18">TS=128</text:span><text:span text:style-name="T21"> </text:span><text:span text:style-name="T21"><text:tab/></text:span><text:span text:style-name="T21">– 1 block</text:span><text:span text:style-name="T21"><text:line-break/></text:span><text:span text:style-name="T18">TS=512 </text:span><text:span text:style-name="T18"><text:tab/></text:span><text:span text:style-name="T21">– 4 blocks</text:span></text:p>
            <text:p text:style-name="P31"><text:span text:style-name="T18">TS=1024</text:span><text:span text:style-name="T21"> </text:span><text:span text:style-name="T21"><text:tab/></text:span><text:span text:style-name="T21">– 8 blocks</text:span></text:p>
            <text:p text:style-name="P31"><text:span text:style-name="T21"/></text:p>
            <text:p text:style-name="P31"><text:span text:style-name="T21">The </text:span><text:span text:style-name="T18">M1</text:span><text:span text:style-name="T21"> memory map keeps track of where the data of a certain </text:span><text:span text:style-name="T18">tag</text:span><text:span text:style-name="T21"> is located</text:span><text:span text:style-name="T21"><text:line-break/></text:span><text:span text:style-name="T21">throughout the memory space through the </text:span><text:span text:style-name="T18">next</text:span><text:span text:style-name="T21"> field, which contains the </text:span><text:span text:style-name="T18">M1</text:span><text:span text:style-name="T21"> </text:span><text:span text:style-name="T21"><text:line-break/></text:span><text:span text:style-name="T21">row containing the next block. The cache controller goes to the lowest </text:span><text:span text:style-name="T18">M1</text:span><text:span text:style-name="T18"><text:line-break/></text:span><text:span text:style-name="T21">address and follows the trail of </text:span><text:span text:style-name="T18">next</text:span><text:span text:style-name="T21"> fields until it reaches a </text:span><text:span text:style-name="T18">next</text:span><text:span text:style-name="T21"> field of 0x7E, </text:span><text:span text:style-name="T21"><text:line-break/></text:span><text:span text:style-name="T21">indicating that there is no next.</text:span></text:p>
            <text:p text:style-name="P19"><text:span text:style-name="T21"/></text:p>
          </draw:text-box>
        </draw:frame>
      </draw:page>
      <draw:page draw:name="page8" draw:style-name="dp1" draw:master-page-name="Default">
        <draw:custom-shape draw:style-name="gr226" draw:text-style-name="P32" xml:id="id31" draw:id="id31" draw:layer="layout" svg:width="3.81cm" svg:height="1.935cm" svg:x="11.741cm" svg:y="1.27cm">
          <text:p text:style-name="P19"><text:span text:style-name="T18">SEND</text:span></text:p>
          <draw:enhanced-geometry svg:viewBox="0 0 21600 21600" draw:type="rectangle" draw:enhanced-path="M 0 0 L 21600 0 21600 21600 0 21600 0 0 Z N"/>
        </draw:custom-shape>
        <draw:custom-shape draw:style-name="gr227" draw:text-style-name="P33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33"><text:span text:style-name="T30">Enough blocks</text:span><text:span text:style-name="T30"><text:line-break/></text:span><text:span text:style-name="T30">to hold </text:span><text:span text:style-name="T31">TS</text:span><text:span text:style-name="T30">?</text:span></text:p>
          <draw:enhanced-geometry svg:viewBox="0 0 21600 21600" draw:type="rectangle" draw:enhanced-path="M 0 0 L 21600 0 21600 21600 0 21600 0 0 Z N"/>
        </draw:custom-shape>
        <draw:custom-shape draw:style-name="gr228" draw:text-style-name="P33" xml:id="id33" draw:id="id33" draw:layer="layout" svg:width="3.81cm" svg:height="1.92cm" svg:x="6.741cm" svg:y="6.07cm">
          <text:p text:style-name="P33"><text:span text:style-name="T30">Find blocks</text:span><text:span text:style-name="T30"><text:line-break/></text:span><text:span text:style-name="T30">of same </text:span><text:span text:style-name="T31">TS</text:span></text:p>
          <draw:enhanced-geometry svg:viewBox="0 0 21600 21600" draw:type="rectangle" draw:enhanced-path="M 0 0 L 21600 0 21600 21600 0 21600 0 0 Z N"/>
        </draw:custom-shape>
        <draw:custom-shape draw:style-name="gr228" draw:text-style-name="P33" xml:id="id35" draw:id="id35" draw:layer="layout" svg:width="3.81cm" svg:height="1.92cm" svg:x="16.741cm" svg:y="6.07cm">
          <text:p text:style-name="P33"><text:span text:style-name="T30">Write data to</text:span><text:span text:style-name="T30"><text:line-break/></text:span><text:span text:style-name="T30">memory</text:span></text:p>
          <draw:enhanced-geometry svg:viewBox="0 0 21600 21600" draw:type="rectangle" draw:enhanced-path="M 0 0 L 21600 0 21600 21600 0 21600 0 0 Z N"/>
        </draw:custom-shape>
        <draw:custom-shape draw:style-name="gr229" draw:text-style-name="P33" xml:id="id36" draw:id="id36" draw:layer="layout" svg:width="3.81cm" svg:height="1.895cm" svg:x="16.741cm" svg:y="8.87cm">
          <text:p text:style-name="P33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ustom-shape draw:style-name="gr230" draw:text-style-name="P34" xml:id="id34" draw:id="id34" draw:layer="layout" svg:width="3.81cm" svg:height="1.895cm" svg:x="6.741cm" svg:y="8.77cm">
          <text:p text:style-name="P34">Find blocks<text:line-break/>with lowest tag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0" draw:text-style-name="P21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0" draw:text-style-name="P21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1" draw:text-style-name="P33" xml:id="id37" draw:id="id37" draw:layer="layout" svg:width="3.81cm" svg:height="1.905cm" svg:x="6.741cm" svg:y="11.47cm">
          <text:p text:style-name="P33"><text:span text:style-name="T32">Send data to</text:span><text:span text:style-name="T32"><text:line-break/></text:span><text:span text:style-name="T32">data center</text:span></text:p>
          <draw:enhanced-geometry svg:viewBox="0 0 21600 21600" draw:type="rectangle" draw:enhanced-path="M 0 0 L 21600 0 21600 21600 0 21600 0 0 Z N"/>
        </draw:custom-shape>
        <draw:custom-shape draw:style-name="gr232" draw:text-style-name="P33" xml:id="id38" draw:id="id38" draw:layer="layout" svg:width="3.81cm" svg:height="1.78cm" svg:x="6.741cm" svg:y="14.17cm">
          <text:p text:style-name="P33"><text:span text:style-name="T32">Overwrite old</text:span><text:span text:style-name="T32"><text:line-break/></text:span><text:span text:style-name="T32">blocks with new</text:span><text:span text:style-name="T32"><text:line-break/></text:span><text:span text:style-name="T32">data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0" draw:text-style-name="P21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29" draw:text-style-name="P33" xml:id="id39" draw:id="id39" draw:layer="layout" svg:width="3.81cm" svg:height="1.895cm" svg:x="6.715cm" svg:y="16.682cm">
          <text:p text:style-name="P33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2" draw:text-style-name="P25" draw:layer="layout" svg:width="1.311cm" svg:height="0.962cm" svg:x="9.636cm" svg:y="4.102cm">
          <draw:text-box>
            <text:p>No</text:p>
          </draw:text-box>
        </draw:frame>
        <draw:frame draw:style-name="gr23" draw:text-style-name="P25" draw:layer="layout" svg:width="1.565cm" svg:height="1.089cm" svg:x="16.367cm" svg:y="4.102cm">
          <draw:text-box>
            <text:p>Yes</text:p>
          </draw:text-box>
        </draw:frame>
        <draw:connector draw:style-name="gr20" draw:text-style-name="P21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0" draw:text-style-name="P21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</draw:page>
      <draw:page draw:name="page9" draw:style-name="dp1" draw:master-page-name="Default">
        <draw:custom-shape draw:style-name="gr233" draw:text-style-name="P32" xml:id="id40" draw:id="id40" draw:layer="layout" svg:width="3.81cm" svg:height="1.935cm" svg:x="11.741cm" svg:y="1.27cm">
          <text:p text:style-name="P19"><text:span text:style-name="T18">REQUEST</text:span></text:p>
          <draw:enhanced-geometry svg:viewBox="0 0 21600 21600" draw:type="rectangle" draw:enhanced-path="M 0 0 L 21600 0 21600 21600 0 21600 0 0 Z N"/>
        </draw:custom-shape>
        <draw:custom-shape draw:style-name="gr227" draw:text-style-name="P33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33"><text:span text:style-name="T32">Data in cache?</text:span></text:p>
          <draw:enhanced-geometry svg:viewBox="0 0 21600 21600" draw:type="rectangle" draw:enhanced-path="M 0 0 L 21600 0 21600 21600 0 21600 0 0 Z N"/>
        </draw:custom-shape>
        <draw:custom-shape draw:style-name="gr228" draw:text-style-name="P33" xml:id="id42" draw:id="id42" draw:layer="layout" svg:width="3.81cm" svg:height="1.92cm" svg:x="6.741cm" svg:y="6.07cm">
          <text:p text:style-name="P33"><text:span text:style-name="T30">Find blocks</text:span><text:span text:style-name="T30"><text:line-break/></text:span><text:span text:style-name="T30">of same </text:span><text:span text:style-name="T31">TS</text:span></text:p>
          <draw:enhanced-geometry svg:viewBox="0 0 21600 21600" draw:type="rectangle" draw:enhanced-path="M 0 0 L 21600 0 21600 21600 0 21600 0 0 Z N"/>
        </draw:custom-shape>
        <draw:custom-shape draw:style-name="gr228" draw:text-style-name="P33" xml:id="id48" draw:id="id48" draw:layer="layout" svg:width="3.81cm" svg:height="1.92cm" svg:x="16.641cm" svg:y="6.07cm">
          <text:p text:style-name="P33"><text:span text:style-name="T30">Return data</text:span><text:span text:style-name="T30"><text:line-break/></text:span><text:span text:style-name="T30">to device</text:span></text:p>
          <draw:enhanced-geometry svg:viewBox="0 0 21600 21600" draw:type="rectangle" draw:enhanced-path="M 0 0 L 21600 0 21600 21600 0 21600 0 0 Z N"/>
        </draw:custom-shape>
        <draw:custom-shape draw:style-name="gr234" draw:text-style-name="P34" xml:id="id43" draw:id="id43" draw:layer="layout" svg:width="3.81cm" svg:height="1.895cm" svg:x="6.741cm" svg:y="8.67cm">
          <text:p text:style-name="P34">Find a<text:line-break/>with lowest tag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0" draw:text-style-name="P21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1" draw:text-style-name="P33" xml:id="id44" draw:id="id44" draw:layer="layout" svg:width="3.81cm" svg:height="1.905cm" svg:x="6.741cm" svg:y="11.17cm">
          <text:p text:style-name="P33"><text:span text:style-name="T32">Get data from</text:span><text:span text:style-name="T32"><text:line-break/></text:span><text:span text:style-name="T32">data center</text:span></text:p>
          <draw:enhanced-geometry svg:viewBox="0 0 21600 21600" draw:type="rectangle" draw:enhanced-path="M 0 0 L 21600 0 21600 21600 0 21600 0 0 Z N"/>
        </draw:custom-shape>
        <draw:custom-shape draw:style-name="gr232" draw:text-style-name="P33" xml:id="id45" draw:id="id45" draw:layer="layout" svg:width="3.81cm" svg:height="1.78cm" svg:x="6.741cm" svg:y="13.67cm">
          <text:p text:style-name="P33"><text:span text:style-name="T32">Overwrite old</text:span><text:span text:style-name="T32"><text:line-break/></text:span><text:span text:style-name="T32">blocks with new</text:span><text:span text:style-name="T32"><text:line-break/></text:span><text:span text:style-name="T32">data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0" draw:text-style-name="P21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29" draw:text-style-name="P33" xml:id="id46" draw:id="id46" draw:layer="layout" svg:width="3.81cm" svg:height="1.895cm" svg:x="6.715cm" svg:y="15.982cm">
          <text:p text:style-name="P33"><text:span text:style-name="T30">Update</text:span><text:span text:style-name="T30"><text:line-break/></text:span><text:span text:style-name="T30">memory map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2" draw:text-style-name="P25" draw:layer="layout" svg:width="1.311cm" svg:height="0.962cm" svg:x="9.509cm" svg:y="3.975cm">
          <draw:text-box>
            <text:p>No</text:p>
          </draw:text-box>
        </draw:frame>
        <draw:frame draw:style-name="gr235" draw:text-style-name="P25" draw:layer="layout" svg:width="1.565cm" svg:height="0.962cm" svg:x="16.326cm" svg:y="4.048cm">
          <draw:text-box>
            <text:p>Yes</text:p>
          </draw:text-box>
        </draw:frame>
        <draw:custom-shape draw:style-name="gr229" draw:text-style-name="P33" xml:id="id47" draw:id="id47" draw:layer="layout" svg:width="3.81cm" svg:height="1.895cm" svg:x="6.715cm" svg:y="18.482cm">
          <text:p text:style-name="P33"><text:span text:style-name="T30">Return data</text:span><text:span text:style-name="T30"><text:line-break/></text:span><text:span text:style-name="T30">to device</text:span></text:p>
          <draw:enhanced-geometry svg:viewBox="0 0 21600 21600" draw:type="rectangle" draw:enhanced-path="M 0 0 L 21600 0 21600 21600 0 21600 0 0 Z N"/>
        </draw:custom-shape>
        <draw:connector draw:style-name="gr20" draw:text-style-name="P21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0" draw:text-style-name="P21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0" draw:text-style-name="P21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</draw:page>
      <draw:page draw:name="page10" draw:style-name="dp1" draw:master-page-name="Default">
        <draw:frame draw:style-name="standard" draw:layer="layout" svg:width="21.413cm" svg:height="10.816cm" svg:x="3.507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5"><text:span text:style-name="T33">0</text:span></text:p>
              </table:table-cell>
              <table:table-cell>
                <text:p text:style-name="P35">1</text:p>
              </table:table-cell>
              <table:table-cell>
                <text:p text:style-name="P35">2</text:p>
              </table:table-cell>
              <table:table-cell>
                <text:p text:style-name="P35">3</text:p>
              </table:table-cell>
              <table:table-cell>
                <text:p text:style-name="P35">4</text:p>
              </table:table-cell>
              <table:table-cell>
                <text:p text:style-name="P35">5</text:p>
              </table:table-cell>
              <table:table-cell>
                <text:p text:style-name="P35">6</text:p>
              </table:table-cell>
              <table:table-cell table:style-name="ce2">
                <text:p text:style-name="P35">7</text:p>
              </table:table-cell>
              <table:table-cell table:style-name="ce3">
                <text:p text:style-name="P35"><text:span text:style-name="T20">Bytes</text:span><text:span text:style-name="T20"><text:line-break/></text:span><text:span text:style-name="T20">Trsfrd</text:span></text:p>
              </table:table-cell>
            </table:table-row>
            <table:table-row table:style-name="ro2" table:default-cell-style-name="ce4">
              <table:table-cell>
                <text:p text:style-name="P36">t = 0</text:p>
              </table:table-cell>
              <table:table-cell>
                <text:p text:style-name="P36">1</text:p>
              </table:table-cell>
              <table:table-cell>
                <text:p text:style-name="P36">2</text:p>
              </table:table-cell>
              <table:table-cell>
                <text:p text:style-name="P36">3</text:p>
              </table:table-cell>
              <table:table-cell>
                <text:p text:style-name="P36">4</text:p>
              </table:table-cell>
              <table:table-cell>
                <text:p text:style-name="P36">5</text:p>
              </table:table-cell>
              <table:table-cell>
                <text:p text:style-name="P36">6</text:p>
              </table:table-cell>
              <table:table-cell table:style-name="ce5">
                <text:p text:style-name="P36">7</text:p>
              </table:table-cell>
              <table:table-cell table:style-name="ce6">
                <text:p text:style-name="P37">0</text:p>
              </table:table-cell>
            </table:table-row>
            <table:table-row table:style-name="ro3" table:default-cell-style-name="ce4">
              <table:table-cell>
                <text:p text:style-name="P36">16</text:p>
              </table:table-cell>
              <table:table-cell>
                <text:p text:style-name="P36">17</text:p>
              </table:table-cell>
              <table:table-cell>
                <text:p text:style-name="P36">18</text:p>
              </table:table-cell>
              <table:table-cell>
                <text:p text:style-name="P36">19</text:p>
              </table:table-cell>
              <table:table-cell>
                <text:p text:style-name="P36">20</text:p>
              </table:table-cell>
              <table:table-cell>
                <text:p text:style-name="P36">21</text:p>
              </table:table-cell>
              <table:table-cell>
                <text:p text:style-name="P36">22</text:p>
              </table:table-cell>
              <table:table-cell table:style-name="ce5">
                <text:p text:style-name="P36">23</text:p>
              </table:table-cell>
              <table:table-cell table:style-name="ce7">
                <text:p text:style-name="P37">16</text:p>
              </table:table-cell>
            </table:table-row>
            <table:table-row table:style-name="ro3" table:default-cell-style-name="ce4">
              <table:table-cell>
                <text:p text:style-name="P36">32</text:p>
              </table:table-cell>
              <table:table-cell>
                <text:p text:style-name="P36">33</text:p>
              </table:table-cell>
              <table:table-cell>
                <text:p text:style-name="P36">34</text:p>
              </table:table-cell>
              <table:table-cell>
                <text:p text:style-name="P36">35</text:p>
              </table:table-cell>
              <table:table-cell>
                <text:p text:style-name="P36">36</text:p>
              </table:table-cell>
              <table:table-cell>
                <text:p text:style-name="P36">37</text:p>
              </table:table-cell>
              <table:table-cell>
                <text:p text:style-name="P36">38</text:p>
              </table:table-cell>
              <table:table-cell table:style-name="ce5">
                <text:p text:style-name="P36">39</text:p>
              </table:table-cell>
              <table:table-cell table:style-name="ce6">
                <text:p text:style-name="P37">32</text:p>
              </table:table-cell>
            </table:table-row>
            <table:table-row table:style-name="ro3" table:default-cell-style-name="ce4">
              <table:table-cell>
                <text:p text:style-name="P36">48</text:p>
              </table:table-cell>
              <table:table-cell>
                <text:p text:style-name="P36">49</text:p>
              </table:table-cell>
              <table:table-cell>
                <text:p text:style-name="P36">50</text:p>
              </table:table-cell>
              <table:table-cell>
                <text:p text:style-name="P36">51</text:p>
              </table:table-cell>
              <table:table-cell>
                <text:p text:style-name="P36">52</text:p>
              </table:table-cell>
              <table:table-cell>
                <text:p text:style-name="P36">53</text:p>
              </table:table-cell>
              <table:table-cell>
                <text:p text:style-name="P36">54</text:p>
              </table:table-cell>
              <table:table-cell table:style-name="ce5">
                <text:p text:style-name="P36">55</text:p>
              </table:table-cell>
              <table:table-cell table:style-name="ce6">
                <text:p text:style-name="P37">48</text:p>
              </table:table-cell>
            </table:table-row>
            <table:table-row table:style-name="ro3" table:default-cell-style-name="ce4">
              <table:table-cell>
                <text:p text:style-name="P36">64</text:p>
              </table:table-cell>
              <table:table-cell>
                <text:p text:style-name="P36">65</text:p>
              </table:table-cell>
              <table:table-cell>
                <text:p text:style-name="P36">66</text:p>
              </table:table-cell>
              <table:table-cell>
                <text:p text:style-name="P36">67</text:p>
              </table:table-cell>
              <table:table-cell>
                <text:p text:style-name="P36">68</text:p>
              </table:table-cell>
              <table:table-cell>
                <text:p text:style-name="P36">69</text:p>
              </table:table-cell>
              <table:table-cell>
                <text:p text:style-name="P36">70</text:p>
              </table:table-cell>
              <table:table-cell table:style-name="ce5">
                <text:p text:style-name="P36">71</text:p>
              </table:table-cell>
              <table:table-cell table:style-name="ce6">
                <text:p text:style-name="P37">64</text:p>
              </table:table-cell>
            </table:table-row>
            <table:table-row table:style-name="ro3" table:default-cell-style-name="ce4">
              <table:table-cell>
                <text:p text:style-name="P36">80</text:p>
              </table:table-cell>
              <table:table-cell>
                <text:p text:style-name="P36">81</text:p>
              </table:table-cell>
              <table:table-cell>
                <text:p text:style-name="P36">82</text:p>
              </table:table-cell>
              <table:table-cell>
                <text:p text:style-name="P36">83</text:p>
              </table:table-cell>
              <table:table-cell>
                <text:p text:style-name="P36">84</text:p>
              </table:table-cell>
              <table:table-cell>
                <text:p text:style-name="P36">85</text:p>
              </table:table-cell>
              <table:table-cell>
                <text:p text:style-name="P36">86</text:p>
              </table:table-cell>
              <table:table-cell table:style-name="ce5">
                <text:p text:style-name="P36">87</text:p>
              </table:table-cell>
              <table:table-cell table:style-name="ce6">
                <text:p text:style-name="P37">80</text:p>
              </table:table-cell>
            </table:table-row>
            <table:table-row table:style-name="ro3" table:default-cell-style-name="ce4">
              <table:table-cell>
                <text:p text:style-name="P36">96</text:p>
              </table:table-cell>
              <table:table-cell>
                <text:p text:style-name="P36">97</text:p>
              </table:table-cell>
              <table:table-cell>
                <text:p text:style-name="P36">98</text:p>
              </table:table-cell>
              <table:table-cell>
                <text:p text:style-name="P36">99</text:p>
              </table:table-cell>
              <table:table-cell>
                <text:p text:style-name="P36">100</text:p>
              </table:table-cell>
              <table:table-cell>
                <text:p text:style-name="P36">101</text:p>
              </table:table-cell>
              <table:table-cell>
                <text:p text:style-name="P36">102</text:p>
              </table:table-cell>
              <table:table-cell table:style-name="ce5">
                <text:p text:style-name="P36">103</text:p>
              </table:table-cell>
              <table:table-cell table:style-name="ce6">
                <text:p text:style-name="P37">96</text:p>
              </table:table-cell>
            </table:table-row>
            <table:table-row table:style-name="ro3" table:default-cell-style-name="ce4">
              <table:table-cell>
                <text:p text:style-name="P36">112</text:p>
              </table:table-cell>
              <table:table-cell>
                <text:p text:style-name="P36">113</text:p>
              </table:table-cell>
              <table:table-cell>
                <text:p text:style-name="P36">114</text:p>
              </table:table-cell>
              <table:table-cell>
                <text:p text:style-name="P36">115</text:p>
              </table:table-cell>
              <table:table-cell>
                <text:p text:style-name="P36">116</text:p>
              </table:table-cell>
              <table:table-cell>
                <text:p text:style-name="P36">117</text:p>
              </table:table-cell>
              <table:table-cell>
                <text:p text:style-name="P36">118</text:p>
              </table:table-cell>
              <table:table-cell table:style-name="ce8">
                <text:p text:style-name="P36">119</text:p>
              </table:table-cell>
              <table:table-cell table:style-name="ce6">
                <text:p text:style-name="P37">112</text:p>
              </table:table-cell>
            </table:table-row>
            <table:table-row table:style-name="ro4" table:default-cell-style-name="ce9">
              <table:table-cell>
                <text:p text:style-name="P36">127</text:p>
              </table:table-cell>
              <table:table-cell>
                <text:p text:style-name="P36">128</text:p>
              </table:table-cell>
              <table:table-cell>
                <text:p text:style-name="P36">129</text:p>
              </table:table-cell>
              <table:table-cell>
                <text:p text:style-name="P36">130</text:p>
              </table:table-cell>
              <table:table-cell>
                <text:p text:style-name="P36">131</text:p>
              </table:table-cell>
              <table:table-cell>
                <text:p text:style-name="P36">132</text:p>
              </table:table-cell>
              <table:table-cell table:style-name="ce10">
                <text:p text:style-name="P36">133</text:p>
              </table:table-cell>
              <table:table-cell table:style-name="ce11">
                <text:p text:style-name="P36">134</text:p>
              </table:table-cell>
              <table:table-cell table:style-name="ce6">
                <text:p text:style-name="P37">12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5" draw:text-style-name="P25" draw:layer="layout" svg:width="7cm" svg:height="0.962cm" svg:x="10.271cm" svg:y="16.367cm">
          <draw:text-box>
            <text:p><text:span text:style-name="T33">Total Time:</text:span> 134 cycles</text:p>
          </draw:text-box>
        </draw:frame>
        <draw:frame draw:style-name="gr225" draw:text-style-name="P38" draw:layer="layout" svg:width="1.383cm" svg:height="0.962cm" svg:x="13.222cm" svg:y="2.581cm">
          <draw:text-box>
            <text:p><text:span text:style-name="T33">M3</text:span></text:p>
          </draw:text-box>
        </draw:frame>
      </draw:page>
      <draw:page draw:name="page11" draw:style-name="dp1" draw:master-page-name="Default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39"><text:span text:style-name="T34">Bank</text:span><text:span text:style-name="T34"><text:line-break/></text:span><text:span text:style-name="T34">0</text:span></text:p>
              </table:table-cell>
              <table:table-cell>
                <text:p text:style-name="P39"><text:span text:style-name="T29">Bank1</text:span></text:p>
              </table:table-cell>
              <table:table-cell>
                <text:p text:style-name="P39"><text:span text:style-name="T29">Bank2</text:span></text:p>
              </table:table-cell>
              <table:table-cell table:style-name="ce13">
                <text:p text:style-name="P39"><text:span text:style-name="T29">Bank3</text:span></text:p>
              </table:table-cell>
              <table:table-cell table:style-name="ce14">
                <text:p text:style-name="P39"><text:span text:style-name="T29">Bytes</text:span><text:span text:style-name="T29"><text:line-break/></text:span><text:span text:style-name="T29">Trsfrd</text:span></text:p>
              </table:table-cell>
            </table:table-row>
            <table:table-row table:style-name="ro6" table:default-cell-style-name="ce15">
              <table:table-cell>
                <text:p text:style-name="P40"><text:span text:style-name="T29">t = 0</text:span></text:p>
              </table:table-cell>
              <table:table-cell>
                <text:p text:style-name="P40"><text:span text:style-name="T29">1</text:span></text:p>
              </table:table-cell>
              <table:table-cell>
                <text:p text:style-name="P40"><text:span text:style-name="T29">2</text:span></text:p>
              </table:table-cell>
              <table:table-cell table:style-name="ce16">
                <text:p text:style-name="P40"><text:span text:style-name="T29">3</text:span></text:p>
              </table:table-cell>
              <table:table-cell table:style-name="ce17">
                <text:p text:style-name="P40"><text:span text:style-name="T29">0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9</text:span></text:p>
              </table:table-cell>
              <table:table-cell>
                <text:p text:style-name="P40"><text:span text:style-name="T29">10</text:span></text:p>
              </table:table-cell>
              <table:table-cell>
                <text:p text:style-name="P40"><text:span text:style-name="T29">11</text:span></text:p>
              </table:table-cell>
              <table:table-cell table:style-name="ce16">
                <text:p text:style-name="P40"><text:span text:style-name="T29">12</text:span></text:p>
              </table:table-cell>
              <table:table-cell table:style-name="ce17">
                <text:p text:style-name="P40"><text:span text:style-name="T29">8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18</text:span></text:p>
              </table:table-cell>
              <table:table-cell>
                <text:p text:style-name="P40"><text:span text:style-name="T29">19</text:span></text:p>
              </table:table-cell>
              <table:table-cell>
                <text:p text:style-name="P40"><text:span text:style-name="T29">20</text:span></text:p>
              </table:table-cell>
              <table:table-cell table:style-name="ce16">
                <text:p text:style-name="P40"><text:span text:style-name="T29">21</text:span></text:p>
              </table:table-cell>
              <table:table-cell table:style-name="ce17">
                <text:p text:style-name="P40"><text:span text:style-name="T29">16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27</text:span></text:p>
              </table:table-cell>
              <table:table-cell>
                <text:p text:style-name="P40"><text:span text:style-name="T29">28</text:span></text:p>
              </table:table-cell>
              <table:table-cell>
                <text:p text:style-name="P40"><text:span text:style-name="T29">29</text:span></text:p>
              </table:table-cell>
              <table:table-cell table:style-name="ce16">
                <text:p text:style-name="P40"><text:span text:style-name="T29">30</text:span></text:p>
              </table:table-cell>
              <table:table-cell table:style-name="ce17">
                <text:p text:style-name="P40"><text:span text:style-name="T29">24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36</text:span></text:p>
              </table:table-cell>
              <table:table-cell>
                <text:p text:style-name="P40"><text:span text:style-name="T29">37</text:span></text:p>
              </table:table-cell>
              <table:table-cell>
                <text:p text:style-name="P40"><text:span text:style-name="T29">38</text:span></text:p>
              </table:table-cell>
              <table:table-cell table:style-name="ce16">
                <text:p text:style-name="P40"><text:span text:style-name="T29">39</text:span></text:p>
              </table:table-cell>
              <table:table-cell table:style-name="ce17">
                <text:p text:style-name="P40"><text:span text:style-name="T29">32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45</text:span></text:p>
              </table:table-cell>
              <table:table-cell>
                <text:p text:style-name="P40"><text:span text:style-name="T29">46</text:span></text:p>
              </table:table-cell>
              <table:table-cell>
                <text:p text:style-name="P40"><text:span text:style-name="T29">47</text:span></text:p>
              </table:table-cell>
              <table:table-cell table:style-name="ce16">
                <text:p text:style-name="P40"><text:span text:style-name="T29">48</text:span></text:p>
              </table:table-cell>
              <table:table-cell table:style-name="ce17">
                <text:p text:style-name="P40"><text:span text:style-name="T29">40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54</text:span></text:p>
              </table:table-cell>
              <table:table-cell>
                <text:p text:style-name="P40"><text:span text:style-name="T29">55</text:span></text:p>
              </table:table-cell>
              <table:table-cell>
                <text:p text:style-name="P40"><text:span text:style-name="T29">56</text:span></text:p>
              </table:table-cell>
              <table:table-cell table:style-name="ce16">
                <text:p text:style-name="P40"><text:span text:style-name="T29">57</text:span></text:p>
              </table:table-cell>
              <table:table-cell table:style-name="ce17">
                <text:p text:style-name="P40"><text:span text:style-name="T29">48</text:span></text:p>
              </table:table-cell>
            </table:table-row>
            <table:table-row table:style-name="ro7" table:default-cell-style-name="ce15">
              <table:table-cell>
                <text:p text:style-name="P40"><text:span text:style-name="T29">63</text:span></text:p>
              </table:table-cell>
              <table:table-cell>
                <text:p text:style-name="P40"><text:span text:style-name="T29">64</text:span></text:p>
              </table:table-cell>
              <table:table-cell>
                <text:p text:style-name="P40"><text:span text:style-name="T29">65</text:span></text:p>
              </table:table-cell>
              <table:table-cell table:style-name="ce16">
                <text:p text:style-name="P40"><text:span text:style-name="T29">66</text:span></text:p>
              </table:table-cell>
              <table:table-cell table:style-name="ce17">
                <text:p text:style-name="P40"><text:span text:style-name="T29">56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72</text:span></text:p>
              </table:table-cell>
              <table:table-cell>
                <text:p text:style-name="P40"><text:span text:style-name="T29">73</text:span></text:p>
              </table:table-cell>
              <table:table-cell>
                <text:p text:style-name="P40"><text:span text:style-name="T29">74</text:span></text:p>
              </table:table-cell>
              <table:table-cell table:style-name="ce16">
                <text:p text:style-name="P40"><text:span text:style-name="T29">75</text:span></text:p>
              </table:table-cell>
              <table:table-cell table:style-name="ce17">
                <text:p text:style-name="P40"><text:span text:style-name="T29">64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81</text:span></text:p>
              </table:table-cell>
              <table:table-cell>
                <text:p text:style-name="P40"><text:span text:style-name="T29">82</text:span></text:p>
              </table:table-cell>
              <table:table-cell>
                <text:p text:style-name="P40"><text:span text:style-name="T29">83</text:span></text:p>
              </table:table-cell>
              <table:table-cell table:style-name="ce16">
                <text:p text:style-name="P40"><text:span text:style-name="T29">84</text:span></text:p>
              </table:table-cell>
              <table:table-cell table:style-name="ce17">
                <text:p text:style-name="P40"><text:span text:style-name="T29">72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90</text:span></text:p>
              </table:table-cell>
              <table:table-cell>
                <text:p text:style-name="P40"><text:span text:style-name="T29">91</text:span></text:p>
              </table:table-cell>
              <table:table-cell>
                <text:p text:style-name="P40"><text:span text:style-name="T29">92</text:span></text:p>
              </table:table-cell>
              <table:table-cell table:style-name="ce16">
                <text:p text:style-name="P40"><text:span text:style-name="T29">93</text:span></text:p>
              </table:table-cell>
              <table:table-cell table:style-name="ce17">
                <text:p text:style-name="P40"><text:span text:style-name="T29">80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99</text:span></text:p>
              </table:table-cell>
              <table:table-cell>
                <text:p text:style-name="P40"><text:span text:style-name="T29">100</text:span></text:p>
              </table:table-cell>
              <table:table-cell>
                <text:p text:style-name="P40"><text:span text:style-name="T29">101</text:span></text:p>
              </table:table-cell>
              <table:table-cell table:style-name="ce16">
                <text:p text:style-name="P40"><text:span text:style-name="T29">102</text:span></text:p>
              </table:table-cell>
              <table:table-cell table:style-name="ce17">
                <text:p text:style-name="P40"><text:span text:style-name="T29">88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108</text:span></text:p>
              </table:table-cell>
              <table:table-cell>
                <text:p text:style-name="P40"><text:span text:style-name="T29">109</text:span></text:p>
              </table:table-cell>
              <table:table-cell>
                <text:p text:style-name="P40"><text:span text:style-name="T29">110</text:span></text:p>
              </table:table-cell>
              <table:table-cell table:style-name="ce16">
                <text:p text:style-name="P40"><text:span text:style-name="T29">111</text:span></text:p>
              </table:table-cell>
              <table:table-cell table:style-name="ce17">
                <text:p text:style-name="P40"><text:span text:style-name="T29">96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117</text:span></text:p>
              </table:table-cell>
              <table:table-cell>
                <text:p text:style-name="P40"><text:span text:style-name="T29">118</text:span></text:p>
              </table:table-cell>
              <table:table-cell>
                <text:p text:style-name="P40"><text:span text:style-name="T29">119</text:span></text:p>
              </table:table-cell>
              <table:table-cell table:style-name="ce16">
                <text:p text:style-name="P40"><text:span text:style-name="T29">120</text:span></text:p>
              </table:table-cell>
              <table:table-cell table:style-name="ce17">
                <text:p text:style-name="P40"><text:span text:style-name="T29">104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126</text:span></text:p>
              </table:table-cell>
              <table:table-cell>
                <text:p text:style-name="P40"><text:span text:style-name="T29">127</text:span></text:p>
              </table:table-cell>
              <table:table-cell>
                <text:p text:style-name="P40"><text:span text:style-name="T29">128</text:span></text:p>
              </table:table-cell>
              <table:table-cell table:style-name="ce16">
                <text:p text:style-name="P40"><text:span text:style-name="T29">129</text:span></text:p>
              </table:table-cell>
              <table:table-cell table:style-name="ce17">
                <text:p text:style-name="P40"><text:span text:style-name="T29">112</text:span></text:p>
              </table:table-cell>
            </table:table-row>
            <table:table-row table:style-name="ro8" table:default-cell-style-name="ce15">
              <table:table-cell>
                <text:p text:style-name="P40"><text:span text:style-name="T29">135</text:span></text:p>
              </table:table-cell>
              <table:table-cell>
                <text:p text:style-name="P40"><text:span text:style-name="T29">136</text:span></text:p>
              </table:table-cell>
              <table:table-cell>
                <text:p text:style-name="P40"><text:span text:style-name="T29">137</text:span></text:p>
              </table:table-cell>
              <table:table-cell table:style-name="ce18">
                <text:p text:style-name="P40"><text:span text:style-name="T29">138</text:span></text:p>
              </table:table-cell>
              <table:table-cell table:style-name="ce17">
                <text:p text:style-name="P40"><text:span text:style-name="T29">120</text:span></text:p>
              </table:table-cell>
            </table:table-row>
            <table:table-row table:style-name="ro8" table:default-cell-style-name="ce19">
              <table:table-cell>
                <text:p text:style-name="P40"><text:span text:style-name="T29">143</text:span></text:p>
              </table:table-cell>
              <table:table-cell>
                <text:p text:style-name="P40"><text:span text:style-name="T29">144</text:span></text:p>
              </table:table-cell>
              <table:table-cell table:style-name="ce20">
                <text:p text:style-name="P40"><text:span text:style-name="T29">145</text:span></text:p>
              </table:table-cell>
              <table:table-cell table:style-name="ce21">
                <text:p text:style-name="P41"><text:span text:style-name="T29">146</text:span></text:p>
              </table:table-cell>
              <table:table-cell table:style-name="ce22">
                <text:p text:style-name="P41"><text:span text:style-name="T29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5" draw:text-style-name="P22" draw:layer="layout" svg:width="1.573cm" svg:height="0.988cm" svg:x="13.139cm" svg:y="1.028cm">
          <draw:text-box>
            <text:p><text:span text:style-name="T18">M2</text:span></text:p>
          </draw:text-box>
        </draw:frame>
        <draw:frame draw:style-name="gr225" draw:text-style-name="P38" draw:layer="layout" svg:width="7cm" svg:height="0.962cm" svg:x="19.669cm" svg:y="19.542cm">
          <draw:text-box>
            <text:p><text:span text:style-name="T33">Total Time: </text:span><text:span text:style-name="T35">146 cyc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2T18:47:48.928435822</dc:date>
    <meta:editing-duration>PT16H11M1S</meta:editing-duration>
    <meta:editing-cycles>249</meta:editing-cycles>
    <meta:generator>LibreOffice/5.0.3.2$Linux_X86_64 LibreOffice_project/00m0$Build-2</meta:generator>
    <meta:document-statistic meta:object-count="358"/>
  </office:meta>
</office:document-meta>
</file>